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s</text:p>
      <text:p text:style-name="Standard"/>
      <text:p text:style-name="Standard"/>
      <text:p text:style-name="Standard">MainWindow</text:p>
      <text:p text:style-name="Standard">Card</text:p>
      <text:p text:style-name="Standard">Board (7 + 4 instances de sites)</text:p>
      <text:p text:style-name="Standard">Sites</text:p>
      <text:p text:style-name="Standard">Deck</text:p>
      <text:p text:style-name="Standard">1 classe par popup (p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itauuu </meta:initial-creator>
    <meta:creation-date>2012-04-01T17:47:06</meta:creation-date>
    <dc:date>2012-04-01T18:12:09</dc:date>
    <dc:creator>juanitauuu </dc:creator>
    <meta:editing-duration>PT25M4S</meta:editing-duration>
    <meta:editing-cycles>4</meta:editing-cycles>
    <meta:generator>LibreOffice/3.4$Linux LibreOffice_project/340m1$Build-402</meta:generator>
    <meta:document-statistic meta:table-count="0" meta:image-count="0" meta:object-count="0" meta:page-count="1" meta:paragraph-count="7" meta:word-count="17" meta:character-count="93" meta:non-whitespace-character-count="83"/>
  </office:meta>
</office:document-meta>
</file>